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8b9f" officeooo:paragraph-rsid="00108b9f"/>
    </style:style>
    <style:style style:name="P2" style:family="paragraph" style:parent-style-name="Standard">
      <style:text-properties fo:font-weight="normal" officeooo:rsid="0226928d" officeooo:paragraph-rsid="00157cd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225cfd1" officeooo:paragraph-rsid="00157cd7" fo:background-color="#fff200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underline-style="none" fo:font-weight="normal" officeooo:rsid="021b1c60" officeooo:paragraph-rsid="00157cd7" style:font-weight-asian="normal" style:font-weight-complex="normal"/>
    </style:style>
    <style:style style:name="P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157cd7" style:font-weight-asian="normal" style:font-weight-complex="normal"/>
    </style:style>
    <style:style style:name="P6" style:family="paragraph" style:parent-style-name="Standard">
      <style:text-properties officeooo:rsid="00108b9f" officeooo:paragraph-rsid="00108b9f"/>
    </style:style>
    <style:style style:name="P7" style:family="paragraph" style:parent-style-name="Standard">
      <style:text-properties officeooo:rsid="00108b9f" officeooo:paragraph-rsid="00124581"/>
    </style:style>
    <style:style style:name="P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124581" style:font-weight-asian="normal" style:font-weight-complex="normal"/>
    </style:style>
    <style:style style:name="T1" style:family="text">
      <style:text-properties officeooo:rsid="0227c9da"/>
    </style:style>
    <style:style style:name="T2" style:family="text">
      <style:text-properties officeooo:rsid="00157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/>
      <text:p text:style-name="P8"/>
      <text:p text:style-name="P2"><text:s/></text:p>
      <text:p text:style-name="P3"><text:span text:style-name="T1">##########</text:span> <text:span text:style-name="T2">CKS, Certified Kubernetes Security</text:span>: <text:span text:style-name="T1">###########</text:span></text:p>
      <text:p text:style-name="P5"/>
      <text:p text:style-name="P5"/>
      <text:p text:style-name="P4"/>
      <text:p text:style-name="P7">CKS Resources:</text:p>
      <text:p text:style-name="P7"><text:a xlink:type="simple" xlink:href="https://github.com/ibrahimjelliti/CKSS-Certified-Kubernetes-Security-Specialist?utm_sq=gl0fgi8ycl" text:style-name="Internet_20_link" text:visited-style-name="Visited_20_Internet_20_Link">https://github.com/ibrahimjelliti/CKSS-Certified-Kubernetes-Security-Specialist?utm_sq=gl0fgi8ycl</text:a></text:p>
      <text:p text:style-name="P7"/>
      <text:p text:style-name="P7"/>
      <text:p text:style-name="P7">CKS Cloud Native Security Tutorial </text:p>
      <text:p text:style-name="P7"><text:a xlink:type="simple" xlink:href="https://tutorial.kubernetes-security.info/" text:style-name="Internet_20_link" text:visited-style-name="Visited_20_Internet_20_Link">https://tutorial.kubernetes-security.info/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57:28.289091475</meta:creation-date>
    <dc:date>2022-02-18T23:10:12.398280652</dc:date>
    <meta:editing-duration>PT9M56S</meta:editing-duration>
    <meta:editing-cycles>5</meta:editing-cycles>
    <meta:generator>LibreOffice/6.0.7.3$Linux_X86_64 LibreOffice_project/00m0$Build-3</meta:generator>
    <dc:creator>M M</dc:creator>
    <meta:document-statistic meta:table-count="0" meta:image-count="0" meta:object-count="0" meta:page-count="1" meta:paragraph-count="6" meta:word-count="15" meta:character-count="247" meta:non-whitespace-character-count="235"/>
  </office:meta>
</office:document-meta>
</file>